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3">
      <style:graphic-properties draw:fill-color="#ffffff" draw:textarea-horizontal-align="justify" draw:textarea-vertical-align="middle" draw:auto-grow-height="false" fo:min-height="14.25cm" fo:min-width="19cm"/>
    </style:style>
    <style:style style:name="gr2" style:family="graphic" style:parent-style-name="Standard_5f_1_5f_1_5f_1_5f_2">
      <style:graphic-properties draw:fill="solid" draw:fill-color="#ffffcc" draw:textarea-horizontal-align="justify" draw:textarea-vertical-align="middle" draw:auto-grow-height="false" fo:min-height="1.75cm" fo:min-width="5.6cm"/>
    </style:style>
    <style:style style:name="gr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611cm" fo:min-width="4.963cm"/>
    </style:style>
    <style:style style:name="gr4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1.135cm" fo:min-width="5.73cm"/>
    </style:style>
    <style:style style:name="gr5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713cm" fo:min-width="9.349cm"/>
    </style:style>
    <style:style style:name="gr6" style:family="graphic" style:parent-style-name="Standard_5f_3">
      <style:graphic-properties draw:fill-color="#ffffff" draw:textarea-horizontal-align="justify" draw:textarea-vertical-align="middle" draw:auto-grow-height="false" fo:min-height="2.65cm" fo:min-width="7cm"/>
    </style:style>
    <style:style style:name="gr7" style:family="graphic" style:parent-style-name="Standard_5f_3">
      <style:graphic-properties draw:fill-color="#ffffff" draw:textarea-horizontal-align="justify" draw:textarea-vertical-align="middle" draw:auto-grow-height="false" fo:min-height="2.489cm" fo:min-width="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611cm" fo:min-width="7.017cm"/>
    </style:style>
    <style:style style:name="gr10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1" style:family="graphic" style:parent-style-name="Standard_5f_3">
      <style:graphic-properties draw:stroke="none" draw:fill="none" fo:min-height="1.666cm"/>
    </style:style>
    <style:style style:name="gr12" style:family="graphic" style:parent-style-name="objectwithoutfill">
      <style:graphic-properties svg:stroke-color="#0099ff" draw:marker-end="Arrow" draw:marker-end-width="0.3cm" draw:fill="none" draw:textarea-vertical-align="middle"/>
    </style:style>
    <style:style style:name="gr13" style:family="graphic" style:parent-style-name="Standard_5f_3">
      <style:graphic-properties draw:stroke="none" draw:fill="none" fo:min-height="1.135cm"/>
    </style:style>
    <style:style style:name="gr14" style:family="graphic" style:parent-style-name="Standard_5f_3">
      <style:graphic-properties svg:stroke-color="#0084d1" draw:marker-end-width="0.3cm" draw:fill="solid" draw:fill-color="#0084d1" draw:textarea-vertical-align="middle"/>
    </style:style>
    <style:style style:name="gr15" style:family="graphic" style:parent-style-name="Standard_5f_3">
      <style:graphic-properties svg:stroke-color="#0084d1" draw:marker-end="Arrow" draw:marker-end-width="0.3cm" draw:fill="solid" draw:fill-color="#0084d1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29cm" fo:min-width="20.0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cc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/>
      <style:text-properties fo:font-size="18pt" fo:font-weight="bold" style:font-weight-asian="bold" style:font-weight-complex="bold"/>
    </style:style>
    <style:style style:name="P10" style:family="paragraph">
      <loext:graphic-properties draw:fill="solid" draw:fill-color="#0084d1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/>
    </style:style>
    <style:style style:name="T4" style:family="text">
      <style:text-properties fo:color="#000000" fo:font-size="12pt" style:font-size-complex="12pt"/>
    </style:style>
    <style:style style:name="T5" style:family="text">
      <style:text-properties fo:color="#000000" style:font-name="Liberation Serif" fo:font-size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5cm" svg:height="14.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2cm" svg:x="17cm" svg:y="9.5cm">
          <text:p text:style-name="P2"><text:span text:style-name="T1">viewHandler.js</text:span></text:p>
          <text:p text:style-name="P2"><text:span text:style-name="T1">viewConfig.frame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6.183cm" svg:height="0.861cm" svg:x="16.9cm" svg:y="8.639cm">
          <draw:text-box>
            <text:p><text:span text:style-name="T1">Container ViewHandler_A</text:span></text:p>
          </draw:text-box>
        </draw:frame>
        <draw:frame draw:style-name="gr3" draw:text-style-name="P4" draw:layer="layout" svg:width="5.463cm" svg:height="0.861cm" svg:x="5cm" svg:y="3.639cm">
          <draw:text-box>
            <text:p><text:span text:style-name="T1">Window</text:span></text:p>
          </draw:text-box>
        </draw:frame>
        <draw:frame draw:style-name="gr4" draw:text-style-name="P5" draw:layer="layout" svg:width="6.23cm" svg:height="1.385cm" svg:x="5.401cm" svg:y="10.04cm">
          <draw:text-box>
            <text:p><text:span text:style-name="T2">viewHandlerCustom.js</text:span></text:p>
            <text:p><text:span text:style-name="T2">viewHandlerCustom.css</text:span></text:p>
          </draw:text-box>
        </draw:frame>
        <draw:frame draw:style-name="gr5" draw:text-style-name="P6" draw:layer="layout" svg:width="9.849cm" svg:height="0.963cm" svg:x="5cm" svg:y="1.537cm">
          <draw:text-box>
            <text:p><text:span text:style-name="T3">Multiple viewhandlers in the page</text:span></text:p>
          </draw:text-box>
        </draw:frame>
        <draw:custom-shape draw:style-name="gr2" draw:text-style-name="P3" draw:layer="layout" svg:width="6.1cm" svg:height="2cm" svg:x="16.9cm" svg:y="14.361cm">
          <text:p text:style-name="P2"><text:span text:style-name="T1">viewHandler.js</text:span></text:p>
          <text:p text:style-name="P2"><text:span text:style-name="T1">viewConfig.frame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6.183cm" svg:height="0.861cm" svg:x="16.8cm" svg:y="13.5cm">
          <draw:text-box>
            <text:p><text:span text:style-name="T1">Container ViewHandler_B</text:span></text:p>
          </draw:text-box>
        </draw:frame>
        <draw:custom-shape draw:style-name="gr6" draw:text-style-name="P1" xml:id="id1" draw:id="id1" draw:layer="layout" svg:width="7.5cm" svg:height="2.9cm" svg:x="28cm" svg:y="9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463cm" svg:height="0.861cm" svg:x="28cm" svg:y="8.539cm">
          <draw:text-box>
            <text:p><text:span text:style-name="T1">External Window</text:span></text:p>
          </draw:text-box>
        </draw:frame>
        <draw:custom-shape draw:style-name="gr7" draw:text-style-name="P1" draw:layer="layout" svg:width="7.5cm" svg:height="2.739cm" svg:x="28cm" svg:y="14.26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463cm" svg:height="0.861cm" svg:x="28cm" svg:y="13.4cm">
          <draw:text-box>
            <text:p><text:span text:style-name="T1">External Window</text:span></text:p>
          </draw:text-box>
        </draw:frame>
        <draw:line draw:style-name="gr8" draw:text-style-name="P7" draw:layer="layout" svg:x1="22.5cm" svg:y1="16cm" svg:x2="27.5cm" svg:y2="14cm">
          <text:p/>
        </draw:line>
        <draw:frame draw:style-name="gr9" draw:text-style-name="P4" draw:layer="layout" svg:width="7.517cm" svg:height="0.861cm" svg:x="27.983cm" svg:y="9.439cm">
          <draw:text-box>
            <text:p><text:span text:style-name="T1">containerId=ViewHandler_A</text:span></text:p>
          </draw:text-box>
        </draw:frame>
        <draw:frame draw:style-name="gr9" draw:text-style-name="P4" draw:layer="layout" svg:width="7.517cm" svg:height="0.861cm" svg:x="28cm" svg:y="14.339cm">
          <draw:text-box>
            <text:p><text:span text:style-name="T1">containerId=ViewHandler_B</text:span></text:p>
          </draw:text-box>
        </draw:frame>
        <draw:line draw:style-name="gr10" draw:text-style-name="P7" draw:layer="layout" svg:x1="11.5cm" svg:y1="10.5cm" svg:x2="16.5cm" svg:y2="10.5cm">
          <text:p/>
        </draw:line>
        <draw:line draw:style-name="gr10" draw:text-style-name="P7" draw:layer="layout" svg:x1="11.5cm" svg:y1="10.5cm" svg:x2="16.5cm" svg:y2="14cm">
          <text:p/>
        </draw:line>
        <draw:line draw:style-name="gr8" draw:text-style-name="P7" draw:layer="layout" svg:x1="22.6cm" svg:y1="11.101cm" svg:x2="27.6cm" svg:y2="9.101cm">
          <text:p/>
        </draw:line>
        <draw:frame draw:style-name="gr11" draw:text-style-name="P8" draw:layer="layout" svg:width="10.5cm" svg:height="1.916cm" svg:x="14.5cm" svg:y="6cm">
          <draw:text-box>
            <text:p><text:span text:style-name="T1">ViewHandler.refreshView(unid, containerId)</text:span></text:p>
            <text:p><text:span text:style-name="T1"/></text:p>
          </draw:text-box>
        </draw:frame>
        <draw:connector draw:style-name="gr12" draw:text-style-name="P7" draw:layer="layout" draw:type="curve" svg:x1="35.5cm" svg:y1="10.85cm" svg:x2="24.13cm" svg:y2="5.192cm" draw:start-shape="id1" draw:start-glue-point="1" svg:d="M35500 10850c751 0 6436-5658-11370-5658" svg:viewBox="0 0 12824 5659">
          <text:p/>
        </draw:connector>
        <draw:frame draw:style-name="gr3" draw:text-style-name="P4" draw:layer="layout" svg:width="5.997cm" svg:height="0.861cm" svg:x="25.037cm" svg:y="4.239cm">
          <draw:text-box>
            <text:p><text:span text:style-name="T1">refresh: unid, containerId</text:span></text:p>
          </draw:text-box>
        </draw:frame>
        <draw:frame draw:style-name="gr13" draw:text-style-name="P9" draw:layer="layout" svg:width="6.5cm" svg:height="1.385cm" svg:x="17cm" svg:y="4.793cm">
          <draw:text-box>
            <text:p><text:span text:style-name="T2">interface/api.js</text:span></text:p>
          </draw:text-box>
        </draw:frame>
        <draw:line draw:style-name="gr12" draw:text-style-name="P7" draw:layer="layout" svg:x1="23cm" svg:y1="6.6cm" svg:x2="23cm" svg:y2="9.1cm">
          <text:p/>
        </draw:line>
        <draw:line draw:style-name="gr14" draw:text-style-name="P10" draw:layer="layout" svg:x1="23.3cm" svg:y1="6.6cm" svg:x2="26.5cm" svg:y2="8.1cm">
          <text:p/>
        </draw:line>
        <draw:line draw:style-name="gr14" draw:text-style-name="P10" draw:layer="layout" svg:x1="26.5cm" svg:y1="8.1cm" svg:x2="26.5cm" svg:y2="13.1cm">
          <text:p/>
        </draw:line>
        <draw:line draw:style-name="gr15" draw:text-style-name="P10" draw:layer="layout" svg:x1="26.5cm" svg:y1="13.1cm" svg:x2="23cm" svg:y2="14.6cm">
          <text:p/>
        </draw:line>
        <draw:frame draw:style-name="gr16" draw:text-style-name="P11" draw:layer="layout" svg:width="20.555cm" svg:height="7.779cm" svg:x="4.945cm" svg:y="20.7cm">
          <draw:text-box>
            <text:p><text:span text:style-name="T4">These functions can be defined in viewHandlerCustom.js to override the default functions in viewHandler.js</text:span></text:p>
            <text:p><text:span text:style-name="T4"/></text:p>
            <text:p><text:span text:style-name="T5">convertDisplayValue</text:span><text:span text:style-name="T5"><text:tab/></text:span><text:span text:style-name="T5"><text:tab/></text:span><text:span text:style-name="T5">(columnInfo, cfgValues, optUnid)</text:span></text:p>
            <text:p><text:span text:style-name="T5">convertFilterOptionText</text:span><text:span text:style-name="T5"><text:tab/></text:span><text:span text:style-name="T5">(dropFilter, filterValue, filterText, selected)</text:span></text:p>
            <text:p><text:span text:style-name="T5">refreshProgress</text:span><text:span text:style-name="T5"><text:tab/></text:span><text:span text:style-name="T5"><text:tab/></text:span><text:span text:style-name="T5">(qtyDOMRows, containerId)</text:span></text:p>
            <text:p><text:span text:style-name="T5">refreshSummary</text:span><text:span text:style-name="T5"><text:tab/></text:span><text:span text:style-name="T5"><text:tab/></text:span><text:span text:style-name="T5">()</text:span></text:p>
            <text:p><text:span text:style-name="T5">refreshBackgroundRows</text:span><text:span text:style-name="T5"><text:tab/></text:span><text:span text:style-name="T5">()</text:span></text:p>
            <text:p><text:span text:style-name="T5">handleFilterOptions</text:span><text:span text:style-name="T5"><text:tab/></text:span><text:span text:style-name="T5"><text:tab/></text:span><text:span text:style-name="T5">(dropFilter)</text:span><text:span text:style-name="T5"><text:tab/></text:span><text:span text:style-name="T5">ie: adding extra filter options</text:span></text:p>
            <text:p><text:span text:style-name="T5"/></text:p>
            <text:p><text:span text:style-name="T5"/></text:p>
            <text:p><text:span text:style-name="T5">Callbacks that can be caught in viewHandlerCustom.js</text:span></text:p>
            <text:p><text:span text:style-name="T5"/></text:p>
            <text:p><text:span text:style-name="T5">configureView(viewConfig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2" style:display-name="Standard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2" style:display-name="Standard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fo:language="sv" fo:country="SE" style:letter-kerning="true" style:font-name-asian="Mangal1" style:font-family-asian="Mangal" style:font-pitch-asian="variable" style:font-size-asian="12pt" style:language-asian="hi" style:country-asian="IN"/>
    </style:style>
    <style:style style:name="Rubrik_20_1" style:display-name="Rubrik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Rubrik_20_2" style:display-name="Rubrik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Rubrik_20_3" style:display-name="Rubrik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Internetlä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" style:family="graphic">
      <style:paragraph-properties style:text-autospace="none"/>
    </style:style>
    <style:style style:name="Sidfot" style:family="graphic">
      <style:paragraph-properties style:text-autospace="none"/>
    </style:style>
    <style:style style:name="Förteckning" style:family="graphic">
      <style:paragraph-properties style:text-autospace="none"/>
      <style:text-properties style:font-name-asian="Mangal2" style:font-family-asian="Mangal"/>
    </style:style>
    <style:style style:name="Bildtext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xtraInfo">
        <svg:title>INFO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1T13:30:55.73</meta:creation-date>
    <dc:date>2017-07-23T22:51:11.569000000</dc:date>
    <meta:editing-duration>P2DT1H13M9S</meta:editing-duration>
    <meta:editing-cycles>253</meta:editing-cycles>
    <meta:generator>LibreOffice/5.2.6.2$Windows_x86 LibreOffice_project/a3100ed2409ebf1c212f5048fbe377c281438fdc</meta:generator>
    <meta:print-date>2015-11-09T13:45:41.920000000</meta:print-date>
    <meta:document-statistic meta:object-count="27"/>
  </office:meta>
</office:document-meta>
</file>